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Times New Roman', Times, serif"/>
    <style:font-face style:name="Linux Libertine" svg:font-family="'Linux Libertine', Georgia, Times, serif"/>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60%"/>
    </style:style>
    <style:style style:name="P2" style:family="paragraph" style:parent-style-name="Text_20_body">
      <style:paragraph-properties fo:margin-left="0cm" fo:margin-right="0cm" fo:line-height="160%" fo:text-indent="0cm" style:auto-text-indent="false"/>
      <style:text-properties fo:font-variant="normal" fo:text-transform="none" fo:color="#252525" style:font-name="sans-serif" fo:letter-spacing="normal" fo:language="kk" fo:country="KZ" fo:font-style="normal" fo:font-weight="normal"/>
    </style:style>
    <style:style style:name="P3" style:family="paragraph" style:parent-style-name="Text_20_body">
      <style:paragraph-properties fo:margin-left="0cm" fo:margin-right="0cm" style:line-height-at-least="0.635cm" fo:text-align="center" style:justify-single-word="false" fo:text-indent="0cm" style:auto-text-indent="false"/>
      <style:text-properties fo:font-variant="normal" fo:text-transform="none" fo:color="#252525" style:font-name="Comic Sans MS" fo:font-size="14pt" fo:letter-spacing="normal" fo:language="ru" fo:country="RU" fo:font-style="normal" fo:font-weight="bold" style:font-size-asian="14pt" style:font-size-complex="14pt"/>
    </style:style>
    <style:style style:name="P4" style:family="paragraph" style:parent-style-name="Text_20_body">
      <style:paragraph-properties fo:margin-left="0cm" fo:margin-right="0cm" style:line-height-at-least="0.635cm" fo:text-align="center" style:justify-single-word="false" fo:text-indent="0cm" style:auto-text-indent="false"/>
      <style:text-properties fo:font-variant="normal" fo:text-transform="none" fo:color="#0066cc" style:font-name="Georgia" fo:font-size="14pt" fo:letter-spacing="normal" fo:font-style="normal" fo:font-weight="normal" style:font-size-asian="14pt" style:font-size-complex="14pt"/>
    </style:style>
    <style:style style:name="P5" style:family="paragraph" style:parent-style-name="Text_20_body">
      <style:paragraph-properties fo:margin-left="0cm" fo:margin-right="0cm" style:line-height-at-least="0.635cm" fo:text-align="center" style:justify-single-word="false" fo:text-indent="0cm" style:auto-text-indent="false"/>
      <style:text-properties fo:font-variant="normal" fo:text-transform="none" fo:color="#000000" style:font-name="Comic Sans MS" fo:font-size="12pt" fo:letter-spacing="normal" fo:language="ru" fo:country="RU" fo:font-style="normal" fo:font-weight="normal" style:font-size-asian="12pt" style:font-size-complex="12pt"/>
    </style:style>
    <style:style style:name="P6" style:family="paragraph" style:parent-style-name="Text_20_body">
      <style:paragraph-properties fo:margin-left="0cm" fo:margin-right="0cm" fo:line-height="160%" fo:text-indent="0cm" style:auto-text-indent="false"/>
    </style:style>
    <style:style style:name="P7" style:family="paragraph" style:parent-style-name="Text_20_body">
      <style:paragraph-properties fo:margin-left="0cm" fo:margin-right="0cm" fo:margin-top="0cm" fo:margin-bottom="0cm" fo:line-height="160%" fo:text-align="center" style:justify-single-word="false" fo:text-indent="0cm" style:auto-text-indent="false" fo:padding="0.079cm" fo:border="0.002cm solid #cccccc"/>
    </style:style>
    <style:style style:name="P8" style:family="paragraph" style:parent-style-name="Text_20_body" style:list-style-name="L6">
      <style:paragraph-properties fo:margin-left="0cm" fo:margin-right="0cm" fo:margin-top="0cm" fo:margin-bottom="0cm" fo:line-height="160%" fo:text-indent="0cm" style:auto-text-indent="false" fo:padding="0cm" fo:border="none"/>
      <style:text-properties fo:font-variant="normal" fo:text-transform="none" fo:color="#252525" style:font-name="sans-serif" fo:letter-spacing="normal" fo:language="kk" fo:country="KZ" fo:font-style="normal" fo:font-weight="normal"/>
    </style:style>
    <style:style style:name="P9" style:family="paragraph" style:parent-style-name="Text_20_body">
      <style:paragraph-properties fo:margin-left="0cm" fo:margin-right="0cm" fo:margin-top="0cm" fo:margin-bottom="0cm" style:line-height-at-least="0.582cm" fo:text-align="center" style:justify-single-word="false" fo:text-indent="0cm" style:auto-text-indent="false" fo:padding="0cm" fo:border="none"/>
      <style:text-properties fo:font-variant="normal" fo:text-transform="none" fo:color="#000000" style:font-name="Comic Sans MS" fo:font-size="12pt" fo:letter-spacing="normal" fo:language="kk" fo:country="KZ" fo:font-style="normal" fo:font-weight="normal" style:font-size-asian="12pt" style:font-size-complex="12pt"/>
    </style:style>
    <style:style style:name="P10" style:family="paragraph" style:parent-style-name="Text_20_body">
      <style:paragraph-properties fo:margin-left="0cm" fo:margin-right="0cm" fo:margin-top="0cm" fo:margin-bottom="0cm" style:line-height-at-least="0.582cm" fo:text-align="center" style:justify-single-word="false" fo:text-indent="0cm" style:auto-text-indent="false" fo:padding="0cm" fo:border="none"/>
      <style:text-properties fo:font-variant="normal" fo:text-transform="none" fo:color="#000000" style:font-name="Comic Sans MS" fo:font-size="28pt" fo:letter-spacing="normal" fo:language="kk" fo:country="KZ" fo:font-style="normal" fo:font-weight="normal" style:font-size-asian="28pt" style:font-size-complex="28pt"/>
    </style:style>
    <style:style style:name="P11" style:family="paragraph" style:parent-style-name="Text_20_body" style:list-style-name="L1">
      <style:paragraph-properties fo:margin-left="0cm" fo:margin-right="0cm" fo:margin-top="0cm" fo:margin-bottom="0cm" fo:line-height="160%" fo:text-align="start" style:justify-single-word="false" fo:text-indent="0cm" style:auto-text-indent="false" fo:padding="0cm" fo:border="none"/>
    </style:style>
    <style:style style:name="P12" style:family="paragraph" style:parent-style-name="Text_20_body" style:list-style-name="L2">
      <style:paragraph-properties fo:margin-left="0cm" fo:margin-right="0cm" fo:margin-top="0cm" fo:margin-bottom="0cm" fo:line-height="160%" fo:text-indent="0cm" style:auto-text-indent="false" fo:padding="0cm" fo:border="none"/>
    </style:style>
    <style:style style:name="P13" style:family="paragraph" style:parent-style-name="Text_20_body" style:list-style-name="L3">
      <style:paragraph-properties fo:margin-left="0cm" fo:margin-right="0cm" fo:margin-top="0cm" fo:margin-bottom="0cm" fo:line-height="160%" fo:text-indent="0cm" style:auto-text-indent="false" fo:padding="0cm" fo:border="none"/>
    </style:style>
    <style:style style:name="P14" style:family="paragraph" style:parent-style-name="Text_20_body" style:list-style-name="L4">
      <style:paragraph-properties fo:margin-left="0cm" fo:margin-right="0cm" fo:margin-top="0cm" fo:margin-bottom="0cm" fo:line-height="160%" fo:text-indent="0cm" style:auto-text-indent="false" fo:padding="0cm" fo:border="none"/>
    </style:style>
    <style:style style:name="P15" style:family="paragraph" style:parent-style-name="Text_20_body" style:list-style-name="L5">
      <style:paragraph-properties fo:margin-left="0cm" fo:margin-right="0cm" fo:margin-top="0cm" fo:margin-bottom="0cm" fo:line-height="160%" fo:text-indent="0cm" style:auto-text-indent="false" fo:padding="0cm" fo:border="none"/>
    </style:style>
    <style:style style:name="P16" style:family="paragraph" style:parent-style-name="Text_20_body">
      <style:paragraph-properties fo:margin-left="0cm" fo:margin-right="0cm" fo:margin-top="0cm" fo:margin-bottom="0cm" style:line-height-at-least="0.582cm" fo:text-align="center" style:justify-single-word="false" fo:text-indent="0cm" style:auto-text-indent="false" fo:padding="0cm" fo:border="none"/>
      <style:text-properties style:font-name="Comic Sans MS" fo:font-size="18pt" style:font-size-asian="18pt" style:font-size-complex="18pt"/>
    </style:style>
    <style:style style:name="P17" style:family="paragraph" style:parent-style-name="Text_20_body" style:list-style-name="List_20_1">
      <style:paragraph-properties fo:margin-left="0cm" fo:margin-right="0cm" fo:margin-top="0cm" fo:margin-bottom="0cm" style:line-height-at-least="0.582cm" fo:text-align="center" style:justify-single-word="false" fo:text-indent="0cm" style:auto-text-indent="false" fo:background-color="transparent" fo:padding="0cm" fo:border="none" style:shadow="none">
        <style:background-image/>
      </style:paragraph-properties>
      <style:text-properties style:font-name="Comic Sans MS" fo:font-size="18pt" style:font-size-asian="18pt" style:font-size-complex="18pt"/>
    </style:style>
    <style:style style:name="P18" style:family="paragraph" style:parent-style-name="Text_20_body" style:list-style-name="L6">
      <style:paragraph-properties fo:margin-top="0cm" fo:margin-bottom="0cm" fo:line-height="160%" fo:padding="0cm" fo:border="none"/>
      <style:text-properties fo:font-variant="normal" fo:text-transform="none" fo:color="#252525" style:font-name="sans-serif" fo:letter-spacing="normal" fo:language="kk" fo:country="KZ" fo:font-style="normal" fo:font-weight="normal"/>
    </style:style>
    <style:style style:name="P19" style:family="paragraph" style:parent-style-name="Text_20_body" style:list-style-name="L1">
      <style:paragraph-properties fo:margin-top="0cm" fo:margin-bottom="0cm" fo:line-height="160%" fo:text-align="start" style:justify-single-word="false" fo:padding="0cm" fo:border="none"/>
    </style:style>
    <style:style style:name="P20" style:family="paragraph" style:parent-style-name="Text_20_body" style:list-style-name="L4">
      <style:paragraph-properties fo:margin-top="0cm" fo:margin-bottom="0cm" fo:line-height="160%" fo:padding="0cm" fo:border="none"/>
    </style:style>
    <style:style style:name="P21" style:family="paragraph" style:parent-style-name="Text_20_body" style:list-style-name="L5">
      <style:paragraph-properties fo:margin-top="0cm" fo:margin-bottom="0cm" fo:line-height="160%" fo:padding="0cm" fo:border="none"/>
    </style:style>
    <style:style style:name="P22" style:family="paragraph" style:parent-style-name="Text_20_body" style:list-style-name="L6">
      <style:paragraph-properties fo:margin-top="0cm" fo:margin-bottom="0cm" fo:line-height="160%" fo:padding="0cm" fo:border="none"/>
    </style:style>
    <style:style style:name="P23" style:family="paragraph" style:parent-style-name="Text_20_body">
      <style:paragraph-properties fo:margin-left="0.079cm" fo:margin-right="0cm" fo:line-height="160%" fo:text-align="start" style:justify-single-word="false" fo:text-indent="0.397cm" style:auto-text-indent="false" fo:padding="0cm" fo:border="none"/>
      <style:text-properties fo:font-variant="normal" fo:text-transform="none" fo:color="#252525" style:font-name="sans-serif" fo:font-size="9pt" fo:letter-spacing="normal" fo:language="kk" fo:country="KZ" fo:font-style="normal" fo:font-weight="normal" fo:background-color="#f9f9f9"/>
    </style:style>
    <style:style style:name="P24" style:family="paragraph" style:parent-style-name="Text_20_body" style:list-style-name="L1">
      <style:paragraph-properties fo:line-height="160%" fo:text-align="start" style:justify-single-word="false" fo:padding="0cm" fo:border="none"/>
    </style:style>
    <style:style style:name="P25" style:family="paragraph" style:parent-style-name="Heading_20_2">
      <style:paragraph-properties fo:margin-left="0cm" fo:margin-right="0cm" fo:line-height="130%" fo:text-indent="0cm" style:auto-text-indent="false" fo:padding="0cm" fo:border="none"/>
      <style:text-properties fo:font-variant="normal" fo:text-transform="none" fo:color="#252525" style:font-name="sans-serif" fo:letter-spacing="normal" fo:language="kk" fo:country="KZ" fo:font-style="normal" fo:font-weight="normal" style:font-name-asian="sans-serif" style:language-asian="kk" style:country-asian="KZ" style:font-style-asian="normal" style:font-weight-asian="normal" style:font-name-complex="sans-serif" style:language-complex="kk" style:country-complex="KZ" style:font-style-complex="normal" style:font-weight-complex="normal"/>
    </style:style>
    <style:style style:name="P26" style:family="paragraph" style:parent-style-name="Heading_20_2">
      <style:paragraph-properties fo:margin-left="0cm" fo:margin-right="0cm" fo:line-height="130%" fo:text-indent="0cm" style:auto-text-indent="false" fo:padding="0cm" fo:border="none"/>
      <style:text-properties fo:font-variant="normal" fo:text-transform="none" fo:color="#000000" style:font-name="Linux Libertine" fo:letter-spacing="normal" fo:language="kk" fo:country="KZ" fo:font-style="normal" fo:font-weight="normal"/>
    </style:style>
    <style:style style:name="P27" style:family="paragraph" style:parent-style-name="Heading_20_2">
      <style:paragraph-properties fo:margin-left="0cm" fo:margin-right="0cm" fo:line-height="130%" fo:text-align="center" style:justify-single-word="false" fo:text-indent="0cm" style:auto-text-indent="false" fo:padding="0cm" fo:border="none"/>
    </style:style>
    <style:style style:name="P28" style:family="paragraph" style:parent-style-name="Heading_20_1">
      <style:paragraph-properties fo:break-before="page"/>
      <style:text-properties fo:font-variant="normal" fo:text-transform="none" fo:color="#000000" style:font-name="Linux Libertine" fo:letter-spacing="normal" fo:language="kk" fo:country="KZ" fo:font-style="normal" fo:font-weight="normal"/>
    </style:style>
    <style:style style:name="T1" style:family="text">
      <style:text-properties fo:color="#0b0080" style:text-line-through-style="none" style:text-underline-style="none" style:text-blinking="false" fo:background-color="#f9f9f9"/>
    </style:style>
    <style:style style:name="T2" style:family="text">
      <style:text-properties fo:font-variant="normal" fo:text-transform="none" fo:color="#252525" style:font-name="sans-serif" fo:letter-spacing="normal" fo:language="kk" fo:country="KZ" fo:font-style="normal" fo:font-weight="bold"/>
    </style:style>
    <style:style style:name="T3" style:family="text">
      <style:text-properties fo:font-variant="normal" fo:text-transform="none" fo:color="#252525" style:font-name="sans-serif" fo:letter-spacing="normal" fo:language="kk" fo:country="KZ" fo:font-style="normal" fo:font-weight="normal"/>
    </style:style>
    <style:style style:name="T4" style:family="text">
      <style:text-properties fo:font-variant="normal" fo:text-transform="none" fo:color="#252525" style:font-name="sans-serif" fo:font-size="9.75pt" fo:letter-spacing="normal" fo:language="kk" fo:country="KZ" fo:font-style="normal" fo:font-weight="normal"/>
    </style:style>
    <style:style style:name="T5" style:family="text">
      <style:text-properties fo:font-variant="normal" fo:text-transform="none" fo:color="#252525" fo:letter-spacing="normal"/>
    </style:style>
    <style:style style:name="T6" style:family="text">
      <style:text-properties fo:font-variant="normal" fo:text-transform="none" fo:color="#0b0080" style:text-line-through-style="none" style:font-name="sans-serif" fo:letter-spacing="normal" fo:language="kk" fo:country="KZ" fo:font-style="normal" style:text-underline-style="none" fo:font-weight="normal" style:text-blinking="false"/>
    </style:style>
    <style:style style:name="T7" style:family="text">
      <style:text-properties fo:font-variant="normal" fo:text-transform="none" fo:color="#0b0080" style:text-line-through-style="none" style:font-name="sans-serif" fo:letter-spacing="normal" fo:language="kk" fo:country="KZ" fo:font-style="normal" style:text-underline-style="solid" style:text-underline-width="auto" style:text-underline-color="font-color" fo:font-weight="normal" style:text-blinking="false"/>
    </style:style>
    <style:style style:name="T8" style:family="text">
      <style:text-properties fo:font-variant="normal" fo:text-transform="none" fo:color="#0b0080" style:text-line-through-style="none" style:font-name="sans-serif" fo:font-size="9.75pt" fo:letter-spacing="normal" fo:language="kk" fo:country="KZ" fo:font-style="normal" style:text-underline-style="none" fo:font-weight="normal" style:text-blinking="false"/>
    </style:style>
    <style:style style:name="T9" style:family="text">
      <style:text-properties fo:font-variant="normal" fo:text-transform="none" fo:color="#0b0080" style:text-line-through-style="none" style:font-name="sans-serif" fo:font-size="9.75pt" fo:letter-spacing="normal" fo:language="kk" fo:country="KZ" fo:font-style="normal" style:text-underline-style="solid" style:text-underline-width="auto" style:text-underline-color="font-color" fo:font-weight="normal" style:text-blinking="false"/>
    </style:style>
    <style:style style:name="T10" style:family="text">
      <style:text-properties fo:font-variant="normal" fo:text-transform="none" fo:color="#0b0080" style:text-line-through-style="none" style:font-name="sans-serif" fo:font-size="9pt" fo:letter-spacing="normal" fo:language="kk" fo:country="KZ" fo:font-style="normal" style:text-underline-style="solid" style:text-underline-width="auto" style:text-underline-color="font-color" fo:font-weight="normal" style:text-blinking="false" style:font-size-asian="9pt" style:font-size-complex="9pt"/>
    </style:style>
    <style:style style:name="T11" style:family="text">
      <style:text-properties fo:font-variant="normal" fo:text-transform="none" fo:color="#0b0080" style:text-line-through-style="none" fo:letter-spacing="normal" style:text-underline-style="solid" style:text-underline-width="auto" style:text-underline-color="font-color" style:text-blinking="false"/>
    </style:style>
    <style:style style:name="T12" style:family="text">
      <style:text-properties fo:font-variant="normal" fo:text-transform="none" fo:color="#0b0080" style:text-line-through-style="none" fo:font-size="9pt" fo:letter-spacing="normal" style:text-underline-style="solid" style:text-underline-width="auto" style:text-underline-color="font-color" style:text-blinking="false" style:font-size-asian="9pt" style:font-size-complex="9pt"/>
    </style:style>
    <style:style style:name="T13" style:family="text">
      <style:text-properties fo:font-variant="normal" fo:text-transform="none" fo:color="#006600" style:text-line-through-style="none" style:font-name="sans-serif" fo:letter-spacing="normal" fo:language="kk" fo:country="KZ" fo:font-style="normal" style:text-underline-style="none" fo:font-weight="normal" style:text-blinking="false"/>
    </style:style>
    <style:style style:name="T14" style:family="text">
      <style:text-properties fo:font-variant="normal" fo:text-transform="none" fo:color="#a55858" style:text-line-through-style="none" style:font-name="sans-serif" fo:letter-spacing="normal" fo:language="kk" fo:country="KZ" fo:font-style="normal" style:text-underline-style="none" fo:font-weight="normal" style:text-blinking="false"/>
    </style:style>
    <style:style style:name="T15" style:family="text">
      <style:text-properties fo:font-variant="normal" fo:text-transform="none" fo:color="#000000" style:font-name="Linux Libertine" fo:letter-spacing="normal" fo:language="kk" fo:country="KZ" fo:font-style="normal" fo:font-weight="normal"/>
    </style:style>
    <style:style style:name="T16" style:family="text">
      <style:text-properties fo:font-variant="normal" fo:text-transform="none" fo:color="#000000" fo:letter-spacing="normal" fo:language="kk" fo:country="KZ" fo:font-style="normal" fo:font-weight="normal"/>
    </style:style>
    <style:style style:name="T17" style:family="text">
      <style:text-properties fo:font-variant="normal" fo:text-transform="none" fo:color="#0066cc" fo:font-size="24pt" fo:letter-spacing="normal" fo:language="kk" fo:country="KZ" fo:font-style="normal" fo:font-weight="normal" style:font-size-asian="24pt" style:font-size-complex="24pt"/>
    </style:style>
    <style:style style:name="T18" style:family="text">
      <style:text-properties fo:font-variant="normal" fo:text-transform="none" fo:color="#0066cc" fo:font-size="24pt" fo:letter-spacing="normal" fo:language="ru" fo:country="RU" fo:font-style="normal" fo:font-weight="normal" style:font-size-asian="24pt" style:font-size-complex="24pt"/>
    </style:style>
    <style:style style:name="T19" style:family="text">
      <style:text-properties fo:font-variant="normal" fo:text-transform="none" fo:color="#333333" fo:letter-spacing="normal" fo:language="kk" fo:country="KZ" fo:font-style="normal" fo:font-weight="normal"/>
    </style:style>
    <style:style style:name="T20" style:family="text">
      <style:text-properties fo:font-variant="normal" fo:text-transform="none" fo:color="#333333" fo:letter-spacing="normal" fo:language="en" fo:country="US" fo:font-style="normal" fo:font-weight="normal"/>
    </style:style>
    <style:style style:name="T21" style:family="text">
      <style:text-properties fo:font-variant="normal" fo:text-transform="none" fo:color="#333333" style:text-position="super 58%" fo:font-size="22pt" fo:letter-spacing="normal" fo:language="ru" fo:country="RU" fo:font-style="normal" fo:font-weight="normal" style:font-size-asian="22pt" style:font-size-complex="22pt"/>
    </style:style>
    <style:style style:name="T22" style:family="text">
      <style:text-properties fo:font-variant="normal" fo:text-transform="none" fo:color="#333333" style:text-position="super 58%" fo:font-size="24pt" fo:letter-spacing="normal" fo:language="en" fo:country="US" fo:font-style="normal" fo:font-weight="normal" style:font-size-asian="24pt" style:font-size-complex="24pt"/>
    </style:style>
    <style:style style:name="T23" style:family="text">
      <style:text-properties fo:font-variant="normal" fo:text-transform="none" fo:color="#333333" style:text-position="0% 100%" fo:font-size="20pt" fo:letter-spacing="normal" fo:language="ru" fo:country="RU" fo:font-style="normal" fo:font-weight="normal" style:font-size-asian="20pt" style:font-size-complex="20pt"/>
    </style:style>
    <style:style style:name="T24" style:family="text">
      <style:text-properties fo:font-variant="normal" fo:text-transform="none" fo:color="#333333" style:text-position="0% 100%" fo:font-size="20pt" fo:letter-spacing="normal" fo:language="kk" fo:country="KZ" fo:font-style="normal" fo:font-weight="normal" style:font-size-asian="20pt" style:font-size-complex="20pt"/>
    </style:style>
    <style:style style:name="T25" style:family="text">
      <style:text-properties fo:font-variant="normal" fo:text-transform="none" fo:color="#333333" style:text-position="0% 100%" fo:letter-spacing="normal" fo:language="kk" fo:country="KZ" fo:font-style="normal" fo:font-weight="normal"/>
    </style:style>
    <style:style style:name="T26" style:family="text">
      <style:text-properties fo:color="#000000" style:font-name="sans-serif" fo:font-size="9.75pt" fo:font-weight="bold"/>
    </style:style>
    <style:style style:name="T27" style:family="text">
      <style:text-properties fo:color="#000000" style:font-name="Comic Sans MS"/>
    </style:style>
    <style:style style:name="T28" style:family="text">
      <style:text-properties fo:color="#000000" style:font-name="Comic Sans MS" fo:language="kk" fo:country="KZ"/>
    </style:style>
    <style:style style:name="T29" style:family="text">
      <style:text-properties fo:language="en" fo:country="US"/>
    </style:style>
    <style:style style:name="fr1" style:family="graphic" style:parent-style-name="Graphics">
      <style:graphic-properties fo:margin-left="0cm" fo:margin-right="0cm" fo:margin-top="0cm" fo:margin-bottom="0cm" style:vertical-pos="top" style:vertical-rel="baseline" fo:padding="0cm" fo:border="0.002cm solid #cccccc"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style:style style:name="Sect3" style:family="section">
      <style:section-properties fo:background-color="#f9f9f9"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7">№42 Жалпы </text:span><text:span text:style-name="T28">білім беретін мектеп</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Реферат</text:p>
      <text:list xml:id="list773689147733487535" text:style-name="List_20_1">
        <text:list-header>
          <text:p text:style-name="P17"><text:span text:style-name="T16">тақырыбы: </text:span><text:span text:style-name="T17">"Ілияс Жансүгіров"</text:span></text:p>
        </text:list-header>
      </text:list>
      <text:p text:style-name="P16"><text:span text:style-name="T16"><text:s/></text:span><text:span text:style-name="T19">орындаған: </text:span><text:span text:style-name="T20">5 ”</text:span><text:span text:style-name="T21">Б</text:span><text:span text:style-name="T22">“</text:span><text:span text:style-name="T23"> </text:span><text:span text:style-name="T25">сынып</text:span><text:span text:style-name="T24"> </text:span><text:span text:style-name="T19">оқушысы Төлеуғали Қарлыға</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text:s text:c="62"/></text:p>
      <text:p text:style-name="P5"/>
      <text:p text:style-name="P3">Алматы 201<text:span text:style-name="T29">6</text:span></text:p>
      <text:h text:style-name="P28" text:outline-level="1"><text:bookmark text:name="firstHeading"/>Ілияс Жансүгіров</text:h>
      <text:section text:style-name="Sect1" text:name="bodyContent">
        <text:section text:style-name="Sect2" text:name="mw-content-text">
          <text:p text:style-name="P7"><text:span text:style-name="T1"><draw:a xlink:type="simple" xlink:href="https://kk.wikipedia.org/wiki/Сурет:Ілияс_жансүгіров.jpeg"><draw:frame draw:style-name="fr1" draw:name="Графический объект1" text:anchor-type="as-char" svg:width="5.309cm" svg:height="6.817cm" draw:z-index="0"><draw:image xlink:href="https://upload.wikimedia.org/wikipedia/kk/c/c5/Ілияс_жансүгіров.jpeg" xlink:type="simple" xlink:show="embed" xlink:actuate="onLoad"/></draw:frame></draw:a></text:span></text:p>
          <text:p text:style-name="P23">Ілияс Жансүгіров</text:p>
          <text:p text:style-name="P6"><text:span text:style-name="T2">Ілияс Жансүгіров</text:span><text:span text:style-name="T3"> (</text:span><text:a xlink:type="simple" xlink:href="https://kk.wikipedia.org/wiki/5_мамыр" text:style-name="Internet_20_link" text:visited-style-name="Visited_20_Internet_20_Link"><text:span text:style-name="T6">5 мамыр</text:span></text:a><text:span text:style-name="T3"> </text:span><text:a xlink:type="simple" xlink:href="https://kk.wikipedia.org/wiki/1894_жыл" text:style-name="Internet_20_link" text:visited-style-name="Visited_20_Internet_20_Link"><text:span text:style-name="T6">1894 жыл</text:span></text:a><text:span text:style-name="T3">, </text:span><text:a xlink:type="simple" xlink:href="https://kk.wikipedia.org/wiki/Алматы_облысы" text:style-name="Internet_20_link" text:visited-style-name="Visited_20_Internet_20_Link"><text:span text:style-name="T6">Алматы облысы</text:span></text:a><text:span text:style-name="T3"> </text:span><text:a xlink:type="simple" xlink:href="https://kk.wikipedia.org/wiki/Ақсу_ауданы" text:style-name="Internet_20_link" text:visited-style-name="Visited_20_Internet_20_Link"><text:span text:style-name="T6">Ақсу ауданы</text:span></text:a><text:span text:style-name="T3"> - </text:span><text:a xlink:type="simple" xlink:href="https://kk.wikipedia.org/wiki/1938_жыл" text:style-name="Internet_20_link" text:visited-style-name="Visited_20_Internet_20_Link"><text:span text:style-name="T6">1938 жыл</text:span></text:a><text:span text:style-name="T3">) — </text:span><text:a xlink:type="simple" xlink:href="https://kk.wikipedia.org/wiki/Ақын" text:style-name="Internet_20_link" text:visited-style-name="Visited_20_Internet_20_Link"><text:span text:style-name="T6">ақын</text:span></text:a><text:span text:style-name="T3"> ,қоғам қайраткері.</text:span></text:p>
          <text:section text:style-name="Sect3" text:name="toc">
            <text:section text:style-name="Sect1" text:name="toctitle">
              <text:h text:style-name="P27" text:outline-level="2"><text:span text:style-name="T26">Мазмұны</text:span></text:h>
            </text:section>
            <text:list xml:id="list8984904642893536252" text:style-name="L1">
              <text:list-item>
                <text:p text:style-name="P11"><text:a xlink:type="simple" xlink:href="https://kk.wikipedia.org/wiki/Ілияс_Жансүгіров#.D2.9A.D1.8B.D1.81.D2.9B.D0.B0.D1.88.D0.B0_.D3.A9.D0.BC.D1.96.D1.80.D0.B1.D0.B0.D1.8F.D0.BD.D1.8B" text:style-name="Internet_20_link" text:visited-style-name="Visited_20_Internet_20_Link"><text:span text:style-name="T10">1Қысқаша өм</text:span></text:a><text:a xlink:type="simple" xlink:href="https://kk.wikipedia.org/wiki/Ілияс_Жансүгіров#.D2.9A.D1.8B.D1.81.D2.9B.D0.B0.D1.88.D0.B0_.D3.A9.D0.BC.D1.96.D1.80.D0.B1.D0.B0.D1.8F.D0.BD.D1.8B" text:style-name="Internet_20_link" text:visited-style-name="Visited_20_Internet_20_Link"><text:span text:style-name="T12">ірбаяны</text:span></text:a></text:p>
              </text:list-item>
              <text:list-item>
                <text:p text:style-name="P19"><text:a xlink:type="simple" xlink:href="https://kk.wikipedia.org/wiki/Ілияс_Жансүгіров#.D0.95.D2.A3.D0.B1.D0.B5.D0.BA.D1.82.D0.B5.D1.80.D1.96" text:style-name="Internet_20_link" text:visited-style-name="Visited_20_Internet_20_Link"><text:span text:style-name="T9">2Еңбектері</text:span></text:a></text:p>
              </text:list-item>
              <text:list-item>
                <text:p text:style-name="P19"><text:a xlink:type="simple" xlink:href="https://kk.wikipedia.org/wiki/Ілияс_Жансүгіров#.D0.95.D1.81.D1.82.D0.B5_.D2.9B.D0.B0.D0.BB.D0.B4.D1.8B.D1.80.D1.83" text:style-name="Internet_20_link" text:visited-style-name="Visited_20_Internet_20_Link"><text:span text:style-name="T9">3Есте қалдыру</text:span></text:a></text:p>
              </text:list-item>
              <text:list-item>
                <text:p text:style-name="P19"><text:a xlink:type="simple" xlink:href="https://kk.wikipedia.org/wiki/Ілияс_Жансүгіров#.D2.9A.D0.B0.D0.B7.D0.B0.D2.9B_.D3.99.D0.B4.D0.B5.D0.B1.D0.B8.D0.B5.D1.82.D1.96.D0.BD.D0.B4.D0.B5.D0.B3.D1.96_.D0.BE.D1.80.D0.BD.D1.8B" text:style-name="Internet_20_link" text:visited-style-name="Visited_20_Internet_20_Link"><text:span text:style-name="T9">4Қазақ әдебиетіндегі орны</text:span></text:a></text:p>
              </text:list-item>
              <text:list-item>
                <text:p text:style-name="P19"><text:a xlink:type="simple" xlink:href="https://kk.wikipedia.org/wiki/Ілияс_Жансүгіров#.D0.94.D0.B5.D1.80.D0.B5.D0.BA.D0.BA.D3.A9.D0.B7.D0.B4.D0.B5.D1.80" text:style-name="Internet_20_link" text:visited-style-name="Visited_20_Internet_20_Link"><text:span text:style-name="T9">5Дереккөздер</text:span></text:a></text:p>
              </text:list-item>
              <text:list-item>
                <text:p text:style-name="P24"><text:a xlink:type="simple" xlink:href="https://kk.wikipedia.org/wiki/Ілияс_Жансүгіров#.D0.A1.D1.8B.D1.80.D1.82.D2.9B.D1.8B_.D1.81.D1.96.D0.BB.D1.82.D0.B5.D0.BC.D0.B5.D0.BB.D0.B5.D1.80" text:style-name="Internet_20_link" text:visited-style-name="Visited_20_Internet_20_Link"><text:span text:style-name="T9">6Сыртқы сілтемелер</text:span></text:a></text:p>
              </text:list-item>
            </text:list>
          </text:section>
          <text:h text:style-name="P25" text:outline-level="2"><text:bookmark text:name=".D2.9A.D1.8B.D1.81.D2.9B.D0.B0.D1.88.D0.B0_.D3.A9.D0.BC.D1.96.D1.80.D0.B1.D0.B0.D1.8F.D0.BD.D1.8B"/>Қысқаша өмірбаяны</text:h>
          <text:list xml:id="list1040158946638202684" text:style-name="L2">
            <text:list-item>
              <text:p text:style-name="P12"><text:span text:style-name="T3">Алғашында өз әкесінен, ауыл молдаларынан сауат ашқан. </text:span><text:a xlink:type="simple" xlink:href="https://kk.wikipedia.org/wiki/Қарағаш" text:style-name="Internet_20_link" text:visited-style-name="Visited_20_Internet_20_Link"><text:span text:style-name="T6">Қарағаш</text:span></text:a><text:span text:style-name="T3"> ауылында жәдитше бастауыш мектепті бітіреді. Болашақ ақынның бұдан соңғы біраз уақыты ауылда өтеді.</text:span></text:p>
            </text:list-item>
          </text:list>
          <text:list xml:id="list2085807825090129708" text:style-name="L3">
            <text:list-item>
              <text:p text:style-name="P13"><text:span text:style-name="T3">1919 жылы. </text:span><text:a xlink:type="simple" xlink:href="https://kk.wikipedia.org/wiki/Ташкент" text:style-name="Internet_20_link" text:visited-style-name="Visited_20_Internet_20_Link"><text:span text:style-name="T6">Ташкенттегі</text:span></text:a><text:span text:style-name="T3"> екі жылдық мұғалімдік курсқа түседі.</text:span></text:p>
            </text:list-item>
          </text:list>
          <text:list xml:id="list81844511639448242" text:style-name="L4">
            <text:list-item>
              <text:p text:style-name="P14"><text:span text:style-name="T3">Оны бітірген соң өз ауылында мұғалім болып, кейін «</text:span><text:a xlink:type="simple" xlink:href="https://kk.wikipedia.org/wiki/Тілші" text:style-name="Internet_20_link" text:visited-style-name="Visited_20_Internet_20_Link"><text:span text:style-name="T6">Тілші»</text:span></text:a><text:span text:style-name="T3"> газетінде қызмет атқарады.</text:span></text:p>
            </text:list-item>
            <text:list-item>
              <text:p text:style-name="P20"><text:span text:style-name="T3">1922 жылы</text:span><text:a xlink:type="simple" xlink:href="https://kk.wikipedia.org/wiki/Верный" text:style-name="Internet_20_link" text:visited-style-name="Visited_20_Internet_20_Link"><text:span text:style-name="T13">Верныйдағы</text:span></text:a><text:span text:style-name="T3"> (Алматыдағы) </text:span><text:a xlink:type="simple" xlink:href="https://kk.wikipedia.org/w/index.php?title=Қазақ_ағарту_институты&amp;action=edit&amp;redlink=1" text:style-name="Internet_20_link" text:visited-style-name="Visited_20_Internet_20_Link"><text:span text:style-name="T14">Қазақ ағарту институтының</text:span></text:a><text:span text:style-name="T3"> меңгерушілігіне тағайындалады.</text:span></text:p>
            </text:list-item>
            <text:list-item>
              <text:p text:style-name="P20"><text:span text:style-name="T3">1925 жылы </text:span><text:a xlink:type="simple" xlink:href="https://kk.wikipedia.org/wiki/Мәскеу" text:style-name="Internet_20_link" text:visited-style-name="Visited_20_Internet_20_Link"><text:span text:style-name="T6">Мәскеудегі</text:span></text:a><text:span text:style-name="T3"> </text:span><text:a xlink:type="simple" xlink:href="https://kk.wikipedia.org/w/index.php?title=Журналистика_институты&amp;action=edit&amp;redlink=1" text:style-name="Internet_20_link" text:visited-style-name="Visited_20_Internet_20_Link"><text:span text:style-name="T14">Журналистика институтына</text:span></text:a><text:span text:style-name="T3"> оқуға түсіп;</text:span></text:p>
            </text:list-item>
            <text:list-item>
              <text:p text:style-name="P20"><text:soft-page-break/><text:span text:style-name="T3">1928 жылы бітіріп шыққан соң, «</text:span><text:a xlink:type="simple" xlink:href="https://kk.wikipedia.org/wiki/Еңбекші_Қазақ_газеті" text:style-name="Internet_20_link" text:visited-style-name="Visited_20_Internet_20_Link"><text:span text:style-name="T13">Еңбекші қазақ»</text:span></text:a><text:span text:style-name="T3"> газетіне қызметке жіберіледі. Жансүгіров шығармалық жұмыспен қатар </text:span><text:a xlink:type="simple" xlink:href="https://kk.wikipedia.org/wiki/Қазақстан_Жазушылар_одағы" text:style-name="Internet_20_link" text:visited-style-name="Visited_20_Internet_20_Link"><text:span text:style-name="T13">Қазақстан Жазушылар одағын</text:span></text:a><text:span text:style-name="T3"> ұйымдастыру ісіне де белсене қатысқан.</text:span></text:p>
            </text:list-item>
          </text:list>
          <text:list xml:id="list2524982953215836334" text:style-name="L5">
            <text:list-item>
              <text:p text:style-name="P15"><text:span text:style-name="T3">Бұрынғы </text:span><text:a xlink:type="simple" xlink:href="https://kk.wikipedia.org/w/index.php?title=ҚазАПП&amp;action=edit&amp;redlink=1" text:style-name="Internet_20_link" text:visited-style-name="Visited_20_Internet_20_Link"><text:span text:style-name="T14">ҚазАПП</text:span></text:a><text:span text:style-name="T3"> (1926) таратылған соң 1932 жылы Жазушылар одағын ұйымдастыру комиссиясының төрағасы болып сайланып;</text:span></text:p>
            </text:list-item>
            <text:list-item>
              <text:p text:style-name="P21"><text:span text:style-name="T3">1934 жылы өткен 1-съезге дейін қызмет істейді. Съезде </text:span><text:a xlink:type="simple" xlink:href="https://kk.wikipedia.org/wiki/Қазақстан_жазушылар_одағы" text:style-name="Internet_20_link" text:visited-style-name="Visited_20_Internet_20_Link"><text:span text:style-name="T6">Қазақстан жазушылар одағының</text:span></text:a><text:span text:style-name="T3"> алғашқы төрағасы болып сайланды.</text:span></text:p>
            </text:list-item>
            <text:list-item>
              <text:p text:style-name="P21"><text:span text:style-name="T3">1934–1937 жылдары </text:span><text:a xlink:type="simple" xlink:href="https://kk.wikipedia.org/w/index.php?title=Қазақ_саяси_баспасы&amp;action=edit&amp;redlink=1" text:style-name="Internet_20_link" text:visited-style-name="Visited_20_Internet_20_Link"><text:span text:style-name="T14">Қазақ саяси баспасының</text:span></text:a><text:span text:style-name="T3"> редакторы, сонымен бір мезгілде;</text:span></text:p>
            </text:list-item>
          </text:list>
          <text:list xml:id="list2846397220838644070" text:style-name="L6">
            <text:list-item>
              <text:p text:style-name="P8">1933–1936 жылдары Қазақ АКСР-і ОАК-нің мүшесі болды.</text:p>
            </text:list-item>
            <text:list-item>
              <text:p text:style-name="P18">1937 жылы жалған саяси айыппен тұтқындалады.</text:p>
            </text:list-item>
            <text:list-item>
              <text:p text:style-name="P18">1938 жылы ату жазасына кесілген.</text:p>
            </text:list-item>
            <text:list-item>
              <text:p text:style-name="P22"><text:span text:style-name="T3">1958 жылы ақталды.</text:span></text:p>
            </text:list-item>
            <text:list-item>
              <text:p text:style-name="P22"><text:bookmark text:name=".D0.95.D2.A3.D0.B1.D0.B5.D0.BA.D1.82.D0.B5.D1.80.D1.96"/><text:span text:style-name="T15">Еңбектері</text:span></text:p>
            </text:list-item>
          </text:list>
          <text:p text:style-name="P6"><text:span text:style-name="T3">Жансүгіров өлең жазуды 1912 жылы бастаған. Оның «</text:span><text:a xlink:type="simple" xlink:href="https://kk.wikipedia.org/wiki/Балдырған" text:style-name="Internet_20_link" text:visited-style-name="Visited_20_Internet_20_Link"><text:span text:style-name="T6">Балдырған»</text:span></text:a><text:span text:style-name="T3">, «</text:span><text:a xlink:type="simple" xlink:href="https://kk.wikipedia.org/w/index.php?title=Қызыл_жалау&amp;action=edit&amp;redlink=1" text:style-name="Internet_20_link" text:visited-style-name="Visited_20_Internet_20_Link"><text:span text:style-name="T14">Қызыл жалау»</text:span></text:a><text:span text:style-name="T3"> атты өлең дәптерлері кейін, 1957 жылы </text:span><text:a xlink:type="simple" xlink:href="https://kk.wikipedia.org/wiki/Ұлттық_кітапхана" text:style-name="Internet_20_link" text:visited-style-name="Visited_20_Internet_20_Link"><text:span text:style-name="T6">Ұлттық кітапханадан</text:span></text:a><text:span text:style-name="T3"> табылды. Жансүгіровтың баспа бетін көрген алғашқы туындылары – «Сарыарқаға», «Тілек» деген өлеңдері. Бұлар 1917 жылы Семейде шығып тұрған «</text:span><text:a xlink:type="simple" xlink:href="https://kk.wikipedia.org/wiki/Сарыарқа" text:style-name="Internet_20_link" text:visited-style-name="Visited_20_Internet_20_Link"><text:span text:style-name="T13">Сарыарқа»</text:span></text:a><text:span text:style-name="T3"> газетінде жарияланған. 1923 жылы «Сана» журналында «</text:span><text:a xlink:type="simple" xlink:href="https://kk.wikipedia.org/w/index.php?title=Мерген_Бөкен&amp;action=edit&amp;redlink=1" text:style-name="Internet_20_link" text:visited-style-name="Visited_20_Internet_20_Link"><text:span text:style-name="T14">Мерген Бөкен»</text:span></text:a><text:span text:style-name="T3"> әңгімесі басылып шықты. Осыдан соң Жансүгіров өлеңдері «Тілші», «Ақжол», «Кедей еркі» газеттерінде жиі жарияланып жүрді. Осыдан былай қарай Жансүгіров халқына қаламы ұшталған, терең ойлы, талантты ақын ретінде мәшhүр болды.</text:span></text:p>
          <text:p text:style-name="P2"><text:line-break/>Жансүгіров шығармаларының бастау алар арнасы – қазақ халқының бай ауыз әдебиеті, Абай поэзиясы, орыс және дүние жүзі әдебиетінің озық үлгілері. Оның шығармалары сан салалы, көп қырлы.</text:p>
          <text:p text:style-name="P2">Жансүгіров халықтың бай фольклорын жинасуға, оның озық үлгілерін халық игілігіне айналдыруға, басылып кітап болып шығуына үлкен үлес қосқан. Олардың озық үлгілерін өзі жазған мектеп оқулықтары мен хрестоматияларына енгізіп, мектеп оқушыларының халықтық тарихынан, өткен өмірінен хабардар болуына зер салған. Жансүгіров әдебиет сынына да араласып, әдеби көркем сын жанрының дамуына ат салысты.</text:p>
          <text:p text:style-name="P6"><text:span text:style-name="T3">Ол </text:span><text:a xlink:type="simple" xlink:href="https://kk.wikipedia.org/wiki/Пушкин_Александр_Сергеевич" text:style-name="Internet_20_link" text:visited-style-name="Visited_20_Internet_20_Link"><text:span text:style-name="T13">А.С.Пушкиннің</text:span></text:a><text:span text:style-name="T3">, </text:span><text:a xlink:type="simple" xlink:href="https://kk.wikipedia.org/wiki/Лермонтов_Михаил_Юрьевич" text:style-name="Internet_20_link" text:visited-style-name="Visited_20_Internet_20_Link"><text:span text:style-name="T13">М.Ю.Лермонтовтың</text:span></text:a><text:span text:style-name="T3">, Н.А Некрасовтың, </text:span><text:a xlink:type="simple" xlink:href="https://kk.wikipedia.org/wiki/Максим_Горький" text:style-name="Internet_20_link" text:visited-style-name="Visited_20_Internet_20_Link"><text:span text:style-name="T6">Максим Горькийдің</text:span></text:a><text:span text:style-name="T3">, </text:span><text:a xlink:type="simple" xlink:href="https://kk.wikipedia.org/wiki/Генрих_Гейне" text:style-name="Internet_20_link" text:visited-style-name="Visited_20_Internet_20_Link"><text:span text:style-name="T6">Генрих Гейне</text:span></text:a><text:span text:style-name="T3"> мен </text:span><text:a xlink:type="simple" xlink:href="https://kk.wikipedia.org/wiki/Виктор_Гюго" text:style-name="Internet_20_link" text:visited-style-name="Visited_20_Internet_20_Link"><text:span text:style-name="T6">Виктор Гюгоның</text:span></text:a><text:span text:style-name="T3">, Ғ.Тоқайдың, К.Лахутидің шығармаларын қазақ тіліне аударып, қазақ </text:span><text:soft-page-break/><text:span text:style-name="T3">әдебиетінің әлем әдебиетімен байланысын кеңейтті. 1936 жылы А.С.Пушкиннің 100-жылдығына Ілияс Жансүгіров «Евгений Онегин» романын аударып өзінің кітабына еңгізген. Бірақ соғыс жылдары ол роман басқа кісінің атымен шығыпты. Ілияс Жансүгіров ақталғаннан кейін оның туыстары соттасып сол романды Ілияс Жансүгіров аударғанын дәлелдеді.</text:span></text:p>
          <text:h text:style-name="P26" text:outline-level="2"><text:bookmark text:name=".D0.95.D1.81.D1.82.D0.B5_.D2.9B.D0.B0.D0.BB.D0.B4.D1.8B.D1.80.D1.83"/>Есте қалдыру</text:h>
          <text:p text:style-name="P2">Республикада бірнеше мектеп, көше, аудан, шаруашылыққа, Талдықорған қаласындағы Жетісу Мемлекеттік университетіне оның есімі берілген. Сол қалада ақынның өмірі мен шығармашылығына арналған әдеби-мемориалдық мұражай жұмыс істейді.</text:p>
          <text:h text:style-name="P26" text:outline-level="2"><text:bookmark text:name=".D2.9A.D0.B0.D0.B7.D0.B0.D2.9B_.D3.99.D0.B4.D0.B5.D0.B1.D0.B8.D0.B5.D1.82.D1.96.D0.BD.D0.B4.D0.B5.D0.B3.D1.96_.D0.BE.D1.80.D0.BD.D1.8B"/>Қазақ әдебиетіндегі орны</text:h>
          <text:p text:style-name="P2">Ілияс Жансүгіров қазақ әдебиетінің барлық жанрларында қалам тартып, елеулі туындылар берген әмбебап дарын. Әсіресе ол өзінің аса қуатты суреткерлік талантын поэзия жанрында көрсетіп, күллі қазақ әдебиетінің мақтанышына айналған туындылар берді.</text:p>
          <text:p text:style-name="P6"><text:span text:style-name="T3">Ілияс әдебиетке халық фольклоры дәстүрінен, аз оқуымен және біршама кештеу - 20-жылдардың басында келді. Бірақ ол сол кездің өзінде халық өмірін жетік білетін, қазақ тілінің байлығын тамаша меңгерген бозбала еді. Өте қабілеттілігі мен ізденгіштігінің, жігерлілігінің және жаңадан құрылып жатқан қоғамның қоңыртөбел ортадан шыққан талапты жастың оқып, білім алуына жылы қабақ танытуының арқасында, ол біршама қысқа уақыттың ішінде тез жетіліп, аршындап алға озды. Алматы, Ташкент, Мәскеу оқу орындарында жақсы мағынасындағы қомағайлықпен білім алды, өз бетімен де көп оқыды, орыс және әлем классикалық әдебиетін зерттей оқып, үздік туындыларын орыс тілінен қазақшаға аударды. Осы аралықта жазуға да төселіп, қоғамдық жұмыстарға, әдебиет ісіне белсене қатысты. Алғашқы жинағы 1928 жылы 34 жасында жарық көрген Ілияс 5-6 жылдың ішінде қатарынан арындап алға озып, Абайдан кейінгі дәуірдің аса көрнекті ақынына айналды. Прозалық, драматургиялық талантты кесек туындыларын айтпағанда, "</text:span><text:a xlink:type="simple" xlink:href="https://kk.wikipedia.org/wiki/Күй" text:style-name="Internet_20_link" text:visited-style-name="Visited_20_Internet_20_Link"><text:span text:style-name="T6">Күй</text:span></text:a><text:span text:style-name="T3">", "</text:span><text:a xlink:type="simple" xlink:href="https://kk.wikipedia.org/wiki/Күйші" text:style-name="Internet_20_link" text:visited-style-name="Visited_20_Internet_20_Link"><text:span text:style-name="T6">Күйші</text:span></text:a><text:span text:style-name="T3">", "</text:span><text:a xlink:type="simple" xlink:href="https://kk.wikipedia.org/w/index.php?title=Құлагер&amp;action=edit&amp;redlink=1" text:style-name="Internet_20_link" text:visited-style-name="Visited_20_Internet_20_Link"><text:span text:style-name="T14">Құлагер</text:span></text:a><text:span text:style-name="T3">" сияқты классикалық шығармалар тудырды. Ілияс поэзиясы — ойға - қанат, сезімге нәр беретін, ешқашан ескірмейтін, мәңгі жас поэзия.</text:span></text:p>
          <text:p text:style-name="P2">Қазақтың Абайдан кейінгі замандағы аса дарынды да арынды ақыны Ілияс Жансүгіровті, әдетте, өзі шалқар шабыт, керемет құштарлықпен көсіле жырлаған Ақан серінің Құлагеріне ұқсастырады. Айтты-айтпады, екеуінің дүлдүлдігінде ғана емес, тағдыр-талайында, қайғылы өлімдерінде де ұқсастық бар. Бәйгенің алдын бермейтін қас жүйріктерге ғана тән намыскерлікпен жанын сала <text:soft-page-break/>зымырап бара жатқан Көктұйғынды омыраулап, кең тыныспен жүйткіп келе жатқан Құла пырақ межелі жер -Жыландысайға еңкейісте, үстіндегі баланың тізгінін босатып, тақымын сәл қымтып қалуы мұң екен, жұлдыздай аға жөнеледі. Сол сәтте қалтарыстан тап берген қарақшы кер құланы маңдайдан айбалтамен періп өтеді де, қайран тұлпар қара жер қақ айырылғандай гүрс етіп құлап қала береді. Кемеліне келіп, ақындық бәйгесінде арындап алға шыққан шағында Ілияс та тоталитарлық жүйенің құрбаны болып, мұрттай ұшты. Әйтсе де әмбебап дарын айналасы 10 жылда проза мен драматургияда, әсіресе поэзияда әдебиетіміздің алтын қорына жататын айтулы туындылар беріп, артына аса мол көркем мұра қалдырды.</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Times New Roman', Times, serif"/>
    <style:font-face style:name="Linux Libertine" svg:font-family="'Linux Libertine', Georgia, Times, serif"/>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сер лщл</meta:initial-creator>
    <meta:creation-date>2016-01-21T21:53:52.50</meta:creation-date>
    <dc:date>2016-01-21T21:59:18.14</dc:date>
    <dc:creator>сер лщл</dc:creator>
    <meta:editing-duration>PT5M25S</meta:editing-duration>
    <meta:editing-cycles>2</meta:editing-cycles>
    <meta:generator>OpenOffice/4.1.1$Win32 OpenOffice.org_project/411m6$Build-9775</meta:generator>
    <meta:document-statistic meta:table-count="0" meta:image-count="1" meta:object-count="0" meta:page-count="5" meta:paragraph-count="42" meta:word-count="771" meta:character-count="5878"/>
  </office:meta>
</office:document-meta>
</file>